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/>
    <style:font-face style:name="Arial Unicode MS1" svg:font-family="'Arial Unicode MS'" style:font-family-generic="swiss"/>
    <style:font-face style:name="Andale Mono" svg:font-family="'Andale Mono'" style:font-pitch="variable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Andale mono" fo:font-style="italic" style:text-underline-style="solid" style:text-underline-width="auto" style:text-underline-color="font-color" fo:font-weight="normal" officeooo:rsid="00030c0d" officeooo:paragraph-rsid="0004b3d6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ce181e" style:font-name="Andale mono" fo:font-style="italic" style:text-underline-style="solid" style:text-underline-width="auto" style:text-underline-color="font-color" fo:font-weight="normal" officeooo:rsid="00030c0d" officeooo:paragraph-rsid="00030c0d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ce181e" style:text-outline="false" style:font-name="Andale mono" fo:font-size="10pt" fo:letter-spacing="normal" fo:font-style="italic" style:text-underline-style="solid" style:text-underline-width="auto" style:text-underline-color="font-color" fo:font-weight="normal" officeooo:rsid="00030c0d" officeooo:paragraph-rsid="00030c0d" style:letter-kerning="false" style:font-size-asian="10pt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fo:font-style="italic" style:text-underline-style="none" fo:font-weight="normal" officeooo:rsid="00030c0d" officeooo:paragraph-rsid="00030c0d" style:letter-kerning="false" style:font-size-asian="10pt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fo:font-style="italic" style:text-underline-style="none" fo:font-weight="normal" officeooo:rsid="0004b3d6" officeooo:paragraph-rsid="0004b3d6" style:letter-kerning="false" style:font-size-asian="10pt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fo:font-style="italic" style:text-underline-style="none" fo:font-weight="normal" officeooo:rsid="0004b3d6" officeooo:paragraph-rsid="000a9086" style:letter-kerning="false" style:font-size-asian="10pt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fo:font-style="italic" style:text-underline-style="none" fo:font-weight="normal" officeooo:rsid="000a9086" officeooo:paragraph-rsid="000a9086" style:letter-kerning="false" style:font-size-asian="10pt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use-window-font-color="true" style:text-outline="false" style:font-name="Andale mono" fo:font-size="10pt" fo:letter-spacing="normal" fo:font-style="italic" fo:font-weight="normal" style:letter-kerning="false" style:font-size-asian="10pt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9pt" fo:letter-spacing="normal" fo:font-style="italic" style:text-underline-style="none" fo:font-weight="normal" officeooo:rsid="000a052e" officeooo:paragraph-rsid="0008591a" style:letter-kerning="false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ndale mono" fo:font-style="italic" fo:font-weight="normal" officeooo:paragraph-rsid="0004b3d6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text-outline="false" style:font-name="Andale mono" fo:font-size="10pt" fo:letter-spacing="normal" fo:font-style="italic" fo:font-weight="normal" style:letter-kerning="false" style:font-size-asian="10pt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text-outline="false" style:font-name="Andale mono" fo:font-size="10pt" fo:letter-spacing="normal" fo:font-style="italic" fo:font-weight="normal" officeooo:rsid="0004b3d6" officeooo:paragraph-rsid="0004b3d6" style:letter-kerning="false" style:font-size-asian="10pt" style:font-style-asian="italic" style:font-weight-asian="normal" style:font-style-complex="italic" style:font-weight-complex="normal"/>
    </style:style>
    <style:style style:name="T1" style:family="text">
      <style:text-properties officeooo:rsid="0004b3d6"/>
    </style:style>
    <style:style style:name="T2" style:family="text">
      <style:text-properties style:use-window-font-color="true" style:text-outline="false" fo:font-size="10pt" fo:letter-spacing="normal" style:text-underline-style="none" fo:font-weight="normal" officeooo:rsid="0004b3d6" style:letter-kerning="false" style:font-size-asian="10pt" style:font-weight-asian="normal" style:font-weight-complex="normal"/>
    </style:style>
    <style:style style:name="T3" style:family="text">
      <style:text-properties style:use-window-font-color="true" style:text-outline="false" fo:font-size="10pt" fo:letter-spacing="normal" style:text-underline-style="none" officeooo:rsid="0004b3d6" style:letter-kerning="false" style:font-size-asian="10pt"/>
    </style:style>
    <style:style style:name="T4" style:family="text">
      <style:text-properties style:use-window-font-color="true" style:text-outline="false" fo:font-size="10pt" fo:letter-spacing="normal" style:letter-kerning="false" style:font-size-asian="10pt"/>
    </style:style>
    <style:style style:name="T5" style:family="text">
      <style:text-properties officeooo:rsid="000a9086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RDUINO</text:span></text:p>
      <text:p text:style-name="P2"/>
      <text:p text:style-name="P4">//oled display :</text:p>
      <text:p text:style-name="P8">#define SCREEN_HEIGHT 47</text:p>
      <text:p text:style-name="P8">//parte blu</text:p>
      <text:p text:style-name="P8">#define SCREEN_HEIGHT 17</text:p>
      <text:p text:style-name="P11">//parte gialla</text:p>
      <text:p text:style-name="P3"/>
      <text:p text:style-name="P10"><text:span text:style-name="T3">#</text:span><text:span text:style-name="T4">define OLED_MOSI <text:s/>9</text:span></text:p>
      <text:p text:style-name="P8">#define OLED_CLK <text:s text:c="2"/>10</text:p>
      <text:p text:style-name="P8">NON</text:p>
      <text:p text:style-name="P8">#define OLED_MOSI 10</text:p>
      <text:p text:style-name="P5">#define OLED_CLK <text:s text:c="4"/>9</text:p>
      <text:p text:style-name="P5">----------------------------------------------------------------------------------- </text:p>
      <text:p text:style-name="P5">display.invertDisplay(true);</text:p>
      <text:p text:style-name="P8">//rende lo sfondo colorato e l’ogetto nero</text:p>
      <text:p text:style-name="P8">-------------------------------</text:p>
      <text:p text:style-name="P8">display.invertDisplay(false);</text:p>
      <text:p text:style-name="P12">//rende l’oggetto colorato e lo sfondo nero</text:p>
      <text:p text:style-name="P5"/>
      <text:p text:style-name="P5">static const unsigned char PROGMEM logo_bmp[] = <text:s/></text:p>
      <text:p text:style-name="P5">{ B11111111, B11111111,</text:p>
      <text:p text:style-name="P5"><text:s text:c="2"/>B11111111, B11111111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11111, B00000000,</text:p>
      <text:p text:style-name="P5"><text:s text:c="2"/>B11111111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 };</text:p>
      <text:p text:style-name="P5"/>
      <text:p text:style-name="P5">//chiama</text:p>
      <text:p text:style-name="P5">//<text:span text:style-name="T5">il cui comando è</text:span></text:p>
      <text:p text:style-name="P6">//testanimate(logo_bmp, LOGO_WIDTH, LOGO_HEIGHT);</text:p>
      <text:p text:style-name="P5"/>
      <text:p text:style-name="P5">#define NUMFLAKES <text:s/>5 <text:s/>//cambia per più o meno ogetti</text:p>
      <text:p text:style-name="P5">#define XPOS <text:s text:c="2"/>0 </text:p>
      <text:p text:style-name="P5">#define YPOS <text:s text:c="2"/>1</text:p>
      <text:p text:style-name="P5">#define DELTAY 2</text:p>
      <text:p text:style-name="P5"/>
      <text:p text:style-name="P5">void testanimate(const uint8_t *bitmap, uint8_t w, uint8_t h) {</text:p>
      <text:p text:style-name="P5"><text:s text:c="2"/>int8_t f, icons[NUMFLAKES][3];</text:p>
      <text:p text:style-name="P5"/>
      <text:p text:style-name="P5"><text:s text:c="2"/>// Initialize 'snowflake' positions</text:p>
      <text:p text:style-name="P5"><text:s text:c="2"/>for(f=0; f&lt; NUMFLAKES; f++) {</text:p>
      <text:p text:style-name="P5"><text:s text:c="4"/>icons[f][XPOS] <text:s text:c="2"/>= random(1 - LOGO_WIDTH, display.width());</text:p>
      <text:p text:style-name="P5"><text:s text:c="4"/>icons[f][YPOS] <text:s text:c="2"/>= -LOGO_HEIGHT;</text:p>
      <text:p text:style-name="P5"><text:s text:c="4"/>icons[f][DELTAY] = random(1, 6);</text:p>
      <text:p text:style-name="P5"><text:s text:c="4"/>Serial.print(F("x: "));</text:p>
      <text:p text:style-name="P5"><text:s text:c="4"/>Serial.print(icons[f][XPOS], DEC);</text:p>
      <text:p text:style-name="P5"><text:s text:c="4"/>Serial.print(F(" y: "));</text:p>
      <text:p text:style-name="P5"><text:s text:c="4"/>Serial.print(icons[f][YPOS], DEC);</text:p>
      <text:p text:style-name="P5"><text:s text:c="4"/>Serial.print(F(" dy: "));</text:p>
      <text:p text:style-name="P5"><text:soft-page-break/><text:s text:c="4"/>Serial.println(icons[f][DELTAY], DEC);</text:p>
      <text:p text:style-name="P5"><text:s text:c="2"/>}</text:p>
      <text:p text:style-name="P5"/>
      <text:p text:style-name="P5"><text:s text:c="2"/>for(;;) { // Loop forever...</text:p>
      <text:p text:style-name="P5"><text:s text:c="4"/>display.clearDisplay(); // Clear the display buffer</text:p>
      <text:p text:style-name="P5"/>
      <text:p text:style-name="P5"><text:s text:c="4"/>// Draw each snowflake:</text:p>
      <text:p text:style-name="P5"><text:s text:c="4"/>for(f=0; f&lt; NUMFLAKES; f++) {</text:p>
      <text:p text:style-name="P5"><text:s text:c="6"/>display.drawBitmap(icons[f][XPOS], icons[f][YPOS], bitmap, w, h, WHITE);</text:p>
      <text:p text:style-name="P5"><text:s text:c="4"/>}</text:p>
      <text:p text:style-name="P5"/>
      <text:p text:style-name="P5"><text:s text:c="4"/>display.display(); // Show the display buffer on the screen</text:p>
      <text:p text:style-name="P5"><text:s text:c="4"/>delay(200); <text:s text:c="7"/>// Pause for 1/10 second</text:p>
      <text:p text:style-name="P5"/>
      <text:p text:style-name="P5"><text:s text:c="4"/>// Then update coordinates of each flake...</text:p>
      <text:p text:style-name="P5"><text:s text:c="4"/>for(f=0; f&lt; NUMFLAKES; f++) {</text:p>
      <text:p text:style-name="P5"><text:s text:c="6"/>icons[f][YPOS] += icons[f][DELTAY];</text:p>
      <text:p text:style-name="P5"><text:s text:c="6"/>// If snowflake is off the bottom of the screen...</text:p>
      <text:p text:style-name="P5"><text:s text:c="6"/>if (icons[f][YPOS] &gt;= display.height()) {</text:p>
      <text:p text:style-name="P5"><text:s text:c="8"/>// Reinitialize to a random position, just off the top</text:p>
      <text:p text:style-name="P5"><text:s text:c="8"/>icons[f][XPOS] <text:s text:c="2"/>= random(1 - LOGO_WIDTH, display.width());</text:p>
      <text:p text:style-name="P5"><text:s text:c="8"/>icons[f][YPOS] <text:s text:c="2"/>= -LOGO_HEIGHT;</text:p>
      <text:p text:style-name="P5"><text:s text:c="8"/>icons[f][DELTAY] = random(1, 6);</text:p>
      <text:p text:style-name="P5"><text:s text:c="6"/>}</text:p>
      <text:p text:style-name="P5"><text:s text:c="4"/>}</text:p>
      <text:p text:style-name="P5"><text:s text:c="2"/>}</text:p>
      <text:p text:style-name="P5">}</text:p>
      <text:p text:style-name="P5"/>
      <text:p text:style-name="P5"/>
      <text:p text:style-name="P5"/>
      <text:p text:style-name="P5">———————————————————————————————————————</text:p>
      <text:p text:style-name="P5"><text:s/>//<text:span text:style-name="T5">comando:</text:span></text:p>
      <text:p text:style-name="P5">//testdrawcircle();</text:p>
      <text:p text:style-name="P5"/>
      <text:p text:style-name="P5">void testdrawcircle(void) {</text:p>
      <text:p text:style-name="P5"><text:s text:c="2"/>display.clearDisplay();</text:p>
      <text:p text:style-name="P5"/>
      <text:p text:style-name="P5"><text:s text:c="2"/>for(int16_t i=0; i&lt;max(display.width(),display.height())/2; i+=2) {</text:p>
      <text:p text:style-name="P5"><text:s text:c="4"/>display.drawCircle(display.width()/2, display.height()/2, i, WHITE);</text:p>
      <text:p text:style-name="P5"><text:s text:c="4"/>display.display();</text:p>
      <text:p text:style-name="P5"><text:s text:c="4"/>delay(1);</text:p>
      <text:p text:style-name="P5"><text:s text:c="2"/>}</text:p>
      <text:p text:style-name="P5"/>
      <text:p text:style-name="P5"><text:s text:c="2"/>delay(2000);</text:p>
      <text:p text:style-name="P5">}</text:p>
      <text:p text:style-name="P5">———————————————————————————————————————————————</text:p>
      <text:p text:style-name="P7">//comando:</text:p>
      <text:p text:style-name="P5">//<text:span text:style-name="T5">testfillcircle();</text:span></text:p>
      <text:p text:style-name="P5">//<text:span text:style-name="T5">serve funzione precedente per funzionare</text:span></text:p>
      <text:p text:style-name="P5"/>
      <text:p text:style-name="P5">void testfillcircle(void) {</text:p>
      <text:p text:style-name="P5"><text:s text:c="2"/>display.clearDisplay();</text:p>
      <text:p text:style-name="P5"><text:s text:c="2"/>for(int16_t i=max(display.width(),display.height())/2; i&gt;0; i-=3) {</text:p>
      <text:p text:style-name="P5"><text:s text:c="4"/>// The INVERSE color is used so circles alternate white/black</text:p>
      <text:p text:style-name="P5"><text:s text:c="4"/>display.fillCircle(display.width() / 2, display.height() / 2, i, INVERSE);</text:p>
      <text:p text:style-name="P5"><text:s text:c="4"/>display.display(); // Update screen with each newly-drawn circle</text:p>
      <text:p text:style-name="P5"><text:s text:c="4"/>delay(1);</text:p>
      <text:p text:style-name="P5"><text:s text:c="2"/>}</text:p>
      <text:p text:style-name="P5"/>
      <text:p text:style-name="P5"><text:s text:c="2"/>delay(2000);</text:p>
      <text:p text:style-name="P5">}</text:p>
      <text:p text:style-name="P5">————————————————————————————————————————————————</text:p>
      <text:p text:style-name="P9"><text:soft-page-break/></text:p>
      <text:p text:style-name="P9"/>
      <text:p text:style-name="P9"/>
      <text:p text:style-name="P9"/>
      <text:p text:style-name="P9"/>
      <text:p text:style-name="P9">//programma di avvio per bitmap e animazione bitmap con cerchi</text:p>
      <text:p text:style-name="P9"/>
      <text:p text:style-name="P9">#include &lt;SPI.h&gt;</text:p>
      <text:p text:style-name="P9">#include &lt;Wire.h&gt;</text:p>
      <text:p text:style-name="P9">#include &lt;Adafruit_GFX.h&gt;</text:p>
      <text:p text:style-name="P9">#include &lt;Adafruit_SSD1306.h&gt;</text:p>
      <text:p text:style-name="P9"/>
      <text:p text:style-name="P9">#define SCREEN_WIDTH 128</text:p>
      <text:p text:style-name="P9">#define SCREEN_HEIGHT 64 <text:s/>//17 = giallo, 47 = blu</text:p>
      <text:p text:style-name="P9">#define OLED_MOSI <text:s/>10</text:p>
      <text:p text:style-name="P9">#define OLED_CLK <text:s text:c="3"/>9</text:p>
      <text:p text:style-name="P9">#define OLED_DC <text:s text:c="3"/>11</text:p>
      <text:p text:style-name="P9">#define OLED_CS <text:s text:c="3"/>12</text:p>
      <text:p text:style-name="P9">#define OLED_RESET 13</text:p>
      <text:p text:style-name="P9">Adafruit_SSD1306 display(SCREEN_WIDTH, SCREEN_HEIGHT,</text:p>
      <text:p text:style-name="P9"><text:s text:c="2"/>OLED_MOSI, OLED_CLK, OLED_DC, OLED_RESET, OLED_CS);</text:p>
      <text:p text:style-name="P9">#define NUMFLAKES <text:s text:c="5"/>5</text:p>
      <text:p text:style-name="P9">#define LOGO_HEIGHT <text:s text:c="2"/>16</text:p>
      <text:p text:style-name="P9">#define LOGO_WIDTH <text:s text:c="3"/>16</text:p>
      <text:p text:style-name="P9">static const unsigned char PROGMEM logo_bmp[] = <text:s/></text:p>
      <text:p text:style-name="P9">{ B11111111, B11111111,</text:p>
      <text:p text:style-name="P9"><text:s text:c="2"/>B11111111, B11111111,</text:p>
      <text:p text:style-name="P9"><text:s text:c="2"/>B11100000, B00000000,</text:p>
      <text:p text:style-name="P9"><text:s text:c="2"/>B11100000, B00000000,</text:p>
      <text:p text:style-name="P9"><text:s text:c="2"/>B11100000, B00000000,</text:p>
      <text:p text:style-name="P9"><text:s text:c="2"/>B11100000, B00000000,</text:p>
      <text:p text:style-name="P9"><text:s text:c="2"/>B11100000, B00000000,</text:p>
      <text:p text:style-name="P9"><text:s text:c="2"/>B11111111, B00000000,</text:p>
      <text:p text:style-name="P9"><text:s text:c="2"/>B11111111, B00000000,</text:p>
      <text:p text:style-name="P9"><text:s text:c="2"/>B11100000, B00000000,</text:p>
      <text:p text:style-name="P9"><text:s text:c="2"/>B11100000, B00000000,</text:p>
      <text:p text:style-name="P9"><text:s text:c="2"/>B11100000, B00000000,</text:p>
      <text:p text:style-name="P9"><text:s text:c="2"/>B11100000, B00000000,</text:p>
      <text:p text:style-name="P9"><text:s text:c="2"/>B11100000, B00000000,</text:p>
      <text:p text:style-name="P9"><text:s text:c="2"/>B11100000, B00000000,</text:p>
      <text:p text:style-name="P9"><text:s text:c="2"/>B11100000, B00000000 };</text:p>
      <text:p text:style-name="P9"/>
      <text:p text:style-name="P9">#define XPOS <text:s text:c="2"/>0 // Indexes into the 'icons' array in function below</text:p>
      <text:p text:style-name="P9">#define YPOS <text:s text:c="2"/>1</text:p>
      <text:p text:style-name="P9">#define DELTAY 2</text:p>
      <text:p text:style-name="P9"/>
      <text:p text:style-name="P9">void testanimate(const uint8_t *bitmap, uint8_t w, uint8_t h) {</text:p>
      <text:p text:style-name="P9"><text:s text:c="2"/>int8_t f, icons[NUMFLAKES][3];</text:p>
      <text:p text:style-name="P9"/>
      <text:p text:style-name="P9"><text:s text:c="4"/>for(f=0; f&lt; NUMFLAKES; f++) {</text:p>
      <text:p text:style-name="P9"><text:s text:c="4"/>icons[f][XPOS] <text:s text:c="2"/>= random(1 - LOGO_WIDTH, display.width());</text:p>
      <text:p text:style-name="P9"><text:s text:c="4"/>icons[f][YPOS] <text:s text:c="2"/>= -LOGO_HEIGHT;</text:p>
      <text:p text:style-name="P9"><text:s text:c="4"/>icons[f][DELTAY] = random(1, 6);</text:p>
      <text:p text:style-name="P9"><text:s text:c="4"/>Serial.print(F("x: "));</text:p>
      <text:p text:style-name="P9"><text:s text:c="4"/>Serial.print(icons[f][XPOS], DEC);</text:p>
      <text:p text:style-name="P9"><text:s text:c="4"/>Serial.print(F(" y: "));</text:p>
      <text:p text:style-name="P9"><text:s text:c="4"/>Serial.print(icons[f][YPOS], DEC);</text:p>
      <text:p text:style-name="P9"><text:s text:c="4"/>Serial.print(F(" dy: "));</text:p>
      <text:p text:style-name="P9"><text:s text:c="4"/>Serial.println(icons[f][DELTAY], DEC);</text:p>
      <text:p text:style-name="P9"><text:s text:c="2"/>}</text:p>
      <text:p text:style-name="P9"/>
      <text:p text:style-name="P9"><text:s text:c="2"/>for(;;) { // Loop forever...</text:p>
      <text:p text:style-name="P9"><text:s text:c="4"/>display.clearDisplay(); // Clear the display buffer</text:p>
      <text:p text:style-name="P9"/>
      <text:p text:style-name="P9"><text:s text:c="6"/>for(f=0; f&lt; NUMFLAKES; f++) {</text:p>
      <text:p text:style-name="P9"><text:s text:c="6"/>display.drawBitmap(icons[f][XPOS], icons[f][YPOS], bitmap, w, h, WHITE);</text:p>
      <text:p text:style-name="P9"><text:s text:c="4"/>}</text:p>
      <text:p text:style-name="P9"/>
      <text:p text:style-name="P9"><text:s text:c="4"/>display.display(); // Show the display buffer on the screen</text:p>
      <text:p text:style-name="P9"><text:soft-page-break/><text:s text:c="4"/>delay(200); <text:s text:c="7"/>// Pause for 1/10 second</text:p>
      <text:p text:style-name="P9"/>
      <text:p text:style-name="P9"><text:s text:c="4"/>// Then update coordinates of each flake...</text:p>
      <text:p text:style-name="P9"><text:s text:c="4"/>for(f=0; f&lt; NUMFLAKES; f++) {</text:p>
      <text:p text:style-name="P9"><text:s text:c="6"/>icons[f][YPOS] += icons[f][DELTAY];</text:p>
      <text:p text:style-name="P9"><text:s text:c="6"/>// If snowflake is off the bottom of the screen...</text:p>
      <text:p text:style-name="P9"><text:s text:c="6"/>if (icons[f][YPOS] &gt;= display.height()) {</text:p>
      <text:p text:style-name="P9"><text:s text:c="8"/>// Reinitialize to a random position, just off the top</text:p>
      <text:p text:style-name="P9"><text:s text:c="8"/>icons[f][XPOS] <text:s text:c="2"/>= random(1 - LOGO_WIDTH, display.width());</text:p>
      <text:p text:style-name="P9"><text:s text:c="8"/>icons[f][YPOS] <text:s text:c="2"/>= -LOGO_HEIGHT;</text:p>
      <text:p text:style-name="P9"><text:s text:c="8"/>icons[f][DELTAY] = random(1, 6);</text:p>
      <text:p text:style-name="P9"><text:s text:c="6"/>}</text:p>
      <text:p text:style-name="P9"><text:s text:c="4"/>}</text:p>
      <text:p text:style-name="P9"><text:s text:c="2"/>}</text:p>
      <text:p text:style-name="P9">}</text:p>
      <text:p text:style-name="P9"/>
      <text:p text:style-name="P9"/>
      <text:p text:style-name="P9"><text:s text:c="2"/></text:p>
      <text:p text:style-name="P9"/>
      <text:p text:style-name="P9"/>
      <text:p text:style-name="P9">void testdrawcircle(void) {</text:p>
      <text:p text:style-name="P9"><text:s text:c="2"/>display.clearDisplay();</text:p>
      <text:p text:style-name="P9"/>
      <text:p text:style-name="P9"><text:s text:c="2"/>for(int16_t i=0; i&lt;max(display.width(),display.height())/2; i+=2) {</text:p>
      <text:p text:style-name="P9"><text:s text:c="4"/>display.drawCircle(display.width()/2, display.height()/2, i, WHITE);</text:p>
      <text:p text:style-name="P9"><text:s text:c="4"/>display.display();</text:p>
      <text:p text:style-name="P9"><text:s text:c="4"/>delay(1);</text:p>
      <text:p text:style-name="P9"><text:s text:c="2"/>}</text:p>
      <text:p text:style-name="P9"/>
      <text:p text:style-name="P9"><text:s text:c="2"/>delay(2000);</text:p>
      <text:p text:style-name="P9">}</text:p>
      <text:p text:style-name="P9"/>
      <text:p text:style-name="P9">void testdrawbitmap(void) {</text:p>
      <text:p text:style-name="P9"><text:s text:c="2"/>display.clearDisplay();</text:p>
      <text:p text:style-name="P9"/>
      <text:p text:style-name="P9"><text:s text:c="2"/>display.drawBitmap(</text:p>
      <text:p text:style-name="P9"><text:s text:c="4"/>(display.width() <text:s/>- LOGO_WIDTH ) / 2,</text:p>
      <text:p text:style-name="P9"><text:s text:c="4"/>(display.height() - LOGO_HEIGHT) / 2,</text:p>
      <text:p text:style-name="P9"><text:s text:c="4"/>logo_bmp, LOGO_WIDTH, LOGO_HEIGHT, 1);</text:p>
      <text:p text:style-name="P9"><text:s text:c="2"/>display.display();</text:p>
      <text:p text:style-name="P9"><text:s text:c="2"/>delay(1000);</text:p>
      <text:p text:style-name="P9">}</text:p>
      <text:p text:style-name="P9"/>
      <text:p text:style-name="P9">void setup() {</text:p>
      <text:p text:style-name="P9"><text:s text:c="2"/>Serial.begin(9600);</text:p>
      <text:p text:style-name="P9"><text:s text:c="2"/>if(!display.begin(SSD1306_SWITCHCAPVCC)) { <text:s/></text:p>
      <text:p text:style-name="P9"><text:s text:c="4"/>Serial.println(F("SSD1306 allocation failed"));</text:p>
      <text:p text:style-name="P9"><text:s text:c="4"/>for(;;); // Don't proceed, loop forever</text:p>
      <text:p text:style-name="P9"><text:s text:c="2"/>}</text:p>
      <text:p text:style-name="P9"><text:s/>display.display();</text:p>
      <text:p text:style-name="P9"><text:s/>delay(2000);</text:p>
      <text:p text:style-name="P9"><text:s/>display.clearDisplay();</text:p>
      <text:p text:style-name="P9"/>
      <text:p text:style-name="P9">testdrawbitmap(); <text:s text:c="3"/>// Draw a small bitmap image</text:p>
      <text:p text:style-name="P9"><text:s text:c="2"/>display.invertDisplay(true);</text:p>
      <text:p text:style-name="P9"><text:s text:c="2"/>delay(1000);</text:p>
      <text:p text:style-name="P9"><text:s text:c="2"/>display.invertDisplay(false);</text:p>
      <text:p text:style-name="P9"><text:s text:c="2"/>delay(1000);</text:p>
      <text:p text:style-name="P9"><text:s text:c="2"/>testdrawcircle();</text:p>
      <text:p text:style-name="P9"><text:s text:c="2"/>testanimate(logo_bmp, LOGO_WIDTH, LOGO_HEIGHT); // Animate bitmaps</text:p>
      <text:p text:style-name="P9"/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/>
    <style:font-face style:name="Arial Unicode MS1" svg:font-family="'Arial Unicode MS'" style:font-family-generic="swiss"/>
    <style:font-face style:name="Andale Mono" svg:font-family="'Andale Mono'" style:font-pitch="variable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41:18.919831000</meta:creation-date>
    <dc:date>2019-03-04T13:26:14.571382731</dc:date>
    <meta:editing-duration>PT37M25S</meta:editing-duration>
    <meta:editing-cycles>7</meta:editing-cycles>
    <meta:generator>LibreOffice/6.1.4.2$Linux_X86_64 LibreOffice_project/10$Build-2</meta:generator>
    <meta:document-statistic meta:table-count="0" meta:image-count="0" meta:object-count="0" meta:page-count="4" meta:paragraph-count="209" meta:word-count="666" meta:character-count="6362" meta:non-whitespace-character-count="5353"/>
  </office:meta>
</office:document-meta>
</file>